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5957" officeooo:paragraph-rsid="00065957"/>
    </style:style>
    <style:style style:name="P2" style:family="paragraph" style:parent-style-name="Standard">
      <style:text-properties officeooo:rsid="00080331" officeooo:paragraph-rsid="00080331"/>
    </style:style>
    <style:style style:name="P3" style:family="paragraph" style:parent-style-name="Standard">
      <style:text-properties officeooo:rsid="000ac260" officeooo:paragraph-rsid="000ac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 Server Side</text:p>
      <text:p text:style-name="P2"/>
      <text:p text:style-name="P2">export FLASK_APP=node_server.py</text:p>
      <text:p text:style-name="P2">flask run --port 8000</text:p>
      <text:p text:style-name="P2"/>
      <text:p text:style-name="P2">Run Client Side</text:p>
      <text:p text:style-name="P2"/>
      <text:p text:style-name="P2">python run_app.py</text:p>
      <text:p text:style-name="P1"/>
      <text:p text:style-name="P1">To get chain details</text:p>
      <text:p text:style-name="P1"/>
      <text:p text:style-name="P1"/>
      <text:p text:style-name="P1"><text:s/>curl "<text:a xlink:type="simple" xlink:href="http://127.0.0.1:8000/chain" text:style-name="Internet_20_link" text:visited-style-name="Visited_20_Internet_20_Link">http://127.0.0.1:8000/chain</text:a>"</text:p>
      <text:p text:style-name="P1"/>
      <text:p text:style-name="P1"/>
      <text:p text:style-name="P1">To add user details to chain</text:p>
      <text:p text:style-name="P1"/>
      <text:p text:style-name="P1">curl -X POST -H "Content-Type:application/json" -d '{"username" : "Abel", "enddevice" : "Prashant"}' "<text:a xlink:type="simple" xlink:href="http://127.0.0.1:8000/register_user" text:style-name="Internet_20_link" text:visited-style-name="Visited_20_Internet_20_Link">http://127.0.0.1:8000/register_user</text:a>"</text:p>
      <text:p text:style-name="P1"/>
      <text:p text:style-name="P1">To get block mined</text:p>
      <text:p text:style-name="P1"/>
      <text:p text:style-name="P1">curl "<text:a xlink:type="simple" xlink:href="http://127.0.0.1:8000/mine" text:style-name="Internet_20_link" text:visited-style-name="Visited_20_Internet_20_Link">http://127.0.0.1:8000/mine</text:a>"</text:p>
      <text:p text:style-name="P1"/>
      <text:p text:style-name="P3">To chk if user is present then transfer request to end device</text:p>
      <text:p text:style-name="P3"/>
      <text:p text:style-name="P3">curl -X GET -H "Content-Type:application/json" -d '{"username" : "Ab"}' "http://127.0.0.1:8000/is_present"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21:44:14.533004099</meta:creation-date>
    <dc:date>2021-03-20T23:08:09.551266937</dc:date>
    <meta:editing-duration>PT1H13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68" meta:character-count="538" meta:non-whitespace-character-count="483"/>
  </office:meta>
</office:document-meta>
</file>